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6a67" officeooo:paragraph-rsid="00126a67"/>
    </style:style>
    <style:style style:name="T1" style:family="text">
      <style:text-properties officeooo:rsid="00126a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ncept</text:h>
      <text:p text:style-name="Text_20_body"><text:span text:style-name="T1">A</text:span>sie du sud-est année 20, style aventure, les aventures d'un as-aviateur de la première mondiale convertit dans l’aéropostale, détective privé anglais travaillant à Hong-Kong chargé d'une transaction à faire du côté de Java etc... (Des flingues, de l'aventure, des pépés et des méchants vraiment méchants). Ca te dit?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3T19:14:22.855469478</meta:creation-date>
    <dc:date>2017-09-23T19:16:57.887685698</dc:date>
    <meta:editing-duration>PT2M35S</meta:editing-duration>
    <meta:editing-cycles>1</meta:editing-cycles>
    <meta:document-statistic meta:table-count="0" meta:image-count="0" meta:object-count="0" meta:page-count="1" meta:paragraph-count="2" meta:word-count="49" meta:character-count="324" meta:non-whitespace-character-count="277"/>
    <meta:generator>LibreOffice/5.1.6.2$Linux_X86_64 LibreOffice_project/10m0$Build-2</meta:generator>
  </office:meta>
</office:document-meta>
</file>